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0a88" officeooo:paragraph-rsid="00100a88"/>
    </style:style>
    <style:style style:name="P2" style:family="paragraph" style:parent-style-name="Standard">
      <style:text-properties officeooo:rsid="00100a88" officeooo:paragraph-rsid="0012b0d5"/>
    </style:style>
    <style:style style:name="P3" style:family="paragraph" style:parent-style-name="Standard">
      <style:text-properties officeooo:rsid="00100a88" officeooo:paragraph-rsid="0016de06"/>
    </style:style>
    <style:style style:name="P4" style:family="paragraph" style:parent-style-name="Standard">
      <style:text-properties fo:font-style="italic" officeooo:rsid="00100a88" officeooo:paragraph-rsid="00100a88" style:font-style-asian="italic" style:font-style-complex="italic"/>
    </style:style>
    <style:style style:name="P5" style:family="paragraph" style:parent-style-name="Standard">
      <style:text-properties officeooo:rsid="0016de06" officeooo:paragraph-rsid="0016de06"/>
    </style:style>
    <style:style style:name="P6" style:family="paragraph" style:parent-style-name="Standard">
      <style:text-properties officeooo:rsid="00100a88" officeooo:paragraph-rsid="00100a88"/>
    </style:style>
    <style:style style:name="P7" style:family="paragraph" style:parent-style-name="Standard">
      <style:paragraph-properties fo:text-align="center" style:justify-single-word="false"/>
      <style:text-properties officeooo:rsid="00100a88" officeooo:paragraph-rsid="001eda60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text-underline-style="solid" style:text-underline-width="auto" style:text-underline-color="font-color" fo:font-weight="normal" officeooo:rsid="0017f4f1" officeooo:paragraph-rsid="0017f4f1" style:font-weight-asian="normal" style:font-weight-complex="normal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text-underline-style="none" fo:font-weight="normal" officeooo:rsid="0017f4f1" officeooo:paragraph-rsid="0017f4f1" style:font-weight-asian="normal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text-underline-style="none" fo:font-weight="normal" officeooo:rsid="0017f4f1" officeooo:paragraph-rsid="001c1c37" style:font-weight-asian="normal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text-underline-style="none" fo:font-weight="normal" officeooo:rsid="0018a984" officeooo:paragraph-rsid="0018a984" style:font-weight-asian="normal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text-underline-style="none" fo:font-weight="normal" officeooo:rsid="00100a88" officeooo:paragraph-rsid="001ceef2" style:font-weight-asian="normal" style:font-weight-complex="normal"/>
    </style:style>
    <style:style style:name="P13" style:family="paragraph" style:parent-style-name="Text_20_body">
      <style:paragraph-properties fo:margin-top="0in" fo:margin-bottom="0in" loext:contextual-spacing="false" fo:line-height="100%"/>
      <style:text-properties officeooo:paragraph-rsid="001c1c37"/>
    </style:style>
    <style:style style:name="P14" style:family="paragraph" style:parent-style-name="Text_20_body">
      <style:paragraph-properties fo:margin-top="0in" fo:margin-bottom="0in" loext:contextual-spacing="false" fo:line-height="100%"/>
      <style:text-properties officeooo:rsid="0019318c" officeooo:paragraph-rsid="0019318c"/>
    </style:style>
    <style:style style:name="P15" style:family="paragraph" style:parent-style-name="Footer">
      <style:text-properties officeooo:rsid="001eda60" officeooo:paragraph-rsid="001eda60"/>
    </style:style>
    <style:style style:name="T1" style:family="text">
      <style:text-properties officeooo:rsid="0010177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1c37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2b0d5"/>
    </style:style>
    <style:style style:name="T6" style:family="text">
      <style:text-properties officeooo:rsid="0012dbd0"/>
    </style:style>
    <style:style style:name="T7" style:family="text">
      <style:text-properties officeooo:rsid="0016047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f4f1" style:font-weight-asian="bold" style:font-weight-complex="bold"/>
    </style:style>
    <style:style style:name="T10" style:family="text">
      <style:text-properties fo:font-weight="bold" officeooo:rsid="001c1c37" style:font-weight-asian="bold" style:font-weight-complex="bold"/>
    </style:style>
    <style:style style:name="T11" style:family="text">
      <style:text-properties officeooo:rsid="0018a984"/>
    </style:style>
    <style:style style:name="T12" style:family="text">
      <style:text-properties officeooo:rsid="001c1c37"/>
    </style:style>
    <style:style style:name="T13" style:family="text">
      <style:text-properties officeooo:rsid="001ceef2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20ab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Character Creation</text:span></text:p>
      <text:p text:style-name="P1">Roll one six-sided die per table below to randomly generate your character.</text:p>
      <text:p text:style-name="P1"/>
      <text:p text:style-name="P4">Class<text:span text:style-name="T4">:</text:span></text:p>
      <text:p text:style-name="P1">1<text:tab/>Villager<text:tab/><text:tab/><text:tab/>10 Health Points</text:p>
      <text:p text:style-name="P1">2<text:tab/>Knight<text:tab/><text:tab/><text:tab/><text:tab/>20 Health Points</text:p>
      <text:p text:style-name="P1">3<text:tab/>Wizard<text:tab/><text:tab/><text:tab/><text:tab/>15 Health Points</text:p>
      <text:p text:style-name="P1">4<text:tab/><text:span text:style-name="T15">Devil</text:span><text:tab/><text:tab/><text:tab/><text:tab/><text:span text:style-name="T7">35</text:span> Health Points</text:p>
      <text:p text:style-name="P1">5<text:tab/>Angel<text:tab/><text:tab/><text:tab/><text:tab/><text:span text:style-name="T7">40 </text:span>Health Points</text:p>
      <text:p text:style-name="P1">6<text:tab/><text:span text:style-name="T15">Demi-</text:span>God<text:tab/><text:tab/><text:tab/><text:span text:style-name="T7">50</text:span> Health Points</text:p>
      <text:p text:style-name="P1"/>
      <text:p text:style-name="P4">Power<text:span text:style-name="T4">:</text:span></text:p>
      <text:p text:style-name="P1">1<text:tab/>Wind<text:tab/><text:tab/><text:tab/><text:tab/>+5 HP<text:tab/><text:tab/>weakness: Wi<text:span text:style-name="T5">nd</text:span></text:p>
      <text:p text:style-name="P1">2<text:tab/>Fire<text:tab/><text:tab/><text:tab/><text:tab/>+15 HP<text:tab/>weakness: Water</text:p>
      <text:p text:style-name="P1">3<text:tab/>Earth<text:tab/><text:tab/><text:tab/><text:tab/>+20 HP<text:tab/>weakness: Fire</text:p>
      <text:p text:style-name="P1">4<text:tab/>Ice<text:tab/><text:tab/><text:tab/><text:tab/>+20 HP<text:tab/><text:span text:style-name="T1">weakness: Fire</text:span></text:p>
      <text:p text:style-name="P1">5<text:tab/>Water<text:tab/><text:tab/><text:tab/><text:tab/>+15 HP<text:tab/><text:span text:style-name="T1">weakness: Ice</text:span></text:p>
      <text:p text:style-name="P1">6<text:tab/>Unlimited (all of the above)<text:tab/>+<text:span text:style-name="T7">30 </text:span>HP</text:p>
      <text:p text:style-name="P1"/>
      <text:p text:style-name="P1"><text:span text:style-name="T2">Weapon</text:span>:</text:p>
      <text:p text:style-name="P2">1<text:tab/>Pocket Knife <text:s text:c="26"/><text:span text:style-name="T5">+3 hit points</text:span></text:p>
      <text:p text:style-name="P1">2<text:tab/>Shuriken (unlimited) <text:s text:c="13"/><text:span text:style-name="T5">+5 hit points</text:span></text:p>
      <text:p text:style-name="P1">3<text:tab/>Sword <text:s text:c="36"/><text:span text:style-name="T5">+5 hit points</text:span> </text:p>
      <text:p text:style-name="P1">4<text:tab/>Bow (unlimited arrows) <text:s text:c="8"/><text:span text:style-name="T5">+4 hit points</text:span></text:p>
      <text:p text:style-name="P1">5<text:tab/>Axe <text:s text:c="40"/><text:span text:style-name="T6">+4 hit points</text:span></text:p>
      <text:p text:style-name="P1">6<text:tab/>Cursed Amulet (Use: See into the future <text:span text:style-name="T5">only once per round) +2 hit points</text:span></text:p>
      <text:p text:style-name="P1"/>
      <text:p text:style-name="P1"><text:span text:style-name="T2">Pet</text:span>:</text:p>
      <text:p text:style-name="P1">1<text:tab/>Pegasus</text:p>
      <text:p text:style-name="P1">2<text:tab/>Serpent</text:p>
      <text:p text:style-name="P1">3<text:tab/>Unicorn</text:p>
      <text:p text:style-name="P1">4<text:tab/>Phoenix</text:p>
      <text:p text:style-name="P1">5<text:tab/>Dragon</text:p>
      <text:p text:style-name="P1">6<text:tab/>Alien</text:p>
      <text:p text:style-name="P1"/>
      <text:p text:style-name="P1"><text:span text:style-name="T2">Tribe</text:span>:</text:p>
      <text:p text:style-name="P1">1<text:tab/>Lecro</text:p>
      <text:p text:style-name="P1">2<text:tab/>Thunru</text:p>
      <text:p text:style-name="P1">3<text:tab/>Vvdog</text:p>
      <text:p text:style-name="P1">4<text:tab/>Logano</text:p>
      <text:p text:style-name="P1">5<text:tab/>Sammy</text:p>
      <text:p text:style-name="P1">6<text:tab/>Reroll until you don’t get a 6</text:p>
      <text:p text:style-name="P1"/>
      <text:p text:style-name="P1"><text:s text:c="77"/><text:span text:style-name="T3">Tribe info</text:span></text:p>
      <text:p text:style-name="P1"><text:tab/>The Lecro tribe is known for being the physically weakest but they are the smartest.</text:p>
      <text:p text:style-name="P1"><text:tab/>The Thunru tribe is the most adventurous and known for their awesome weapons.</text:p>
      <text:p text:style-name="P1"><text:tab/>The Vvdog tribe is the fastest and strongest, a little bulky but made of pure muscle.</text:p>
      <text:p text:style-name="P3"><text:tab/>The Logano tribe is the sneakiest but not the brightest. They love explosives.</text:p>
      <text:p text:style-name="P5"><text:tab/>The Sammy tribe loves animals and is one with the earth(not physically). <text:span text:style-name="T15">T</text:span>hey are the most happy and fun tribe.</text:p>
      <text:p text:style-name="P1"><text:soft-page-break/><text:s text:c="38"/><text:span text:style-name="T8"><text:s text:c="34"/></text:span></text:p>
      <text:p text:style-name="P8"><text:span text:style-name="T12">M</text:span>onster <text:span text:style-name="T12">C</text:span>reation</text:p>
      <text:p text:style-name="P12">Roll one six-sided die per table below to randomly generate <text:span text:style-name="T13">a monster</text:span>.</text:p>
      <text:p text:style-name="P8"/>
      <text:p text:style-name="P9"><text:span text:style-name="T3">C</text:span><text:span text:style-name="T2">lass</text:span>:</text:p>
      <text:p text:style-name="P9">1<text:tab/><text:span text:style-name="T12">G</text:span>oblin</text:p>
      <text:p text:style-name="P9">2<text:tab/><text:span text:style-name="T12">Demon</text:span></text:p>
      <text:p text:style-name="P10">3<text:tab/><text:span text:style-name="T12">N</text:span>ecroma<text:span text:style-name="T12">nc</text:span>er</text:p>
      <text:p text:style-name="P9">4 <text:tab/><text:span text:style-name="T12">Z</text:span>ombie</text:p>
      <text:p text:style-name="P9">5<text:tab/><text:span text:style-name="T12">C</text:span>lown</text:p>
      <text:p text:style-name="P9">6<text:tab/><text:span text:style-name="T12">V</text:span>ampire</text:p>
      <text:p text:style-name="P9"/>
      <text:p text:style-name="P9"><text:span text:style-name="T3">P</text:span><text:span text:style-name="T2">owers</text:span>:</text:p>
      <text:p text:style-name="P9">1<text:tab/><text:span text:style-name="T12">E</text:span>vil</text:p>
      <text:p text:style-name="P9">2<text:tab/><text:span text:style-name="T12">D</text:span>arkness</text:p>
      <text:p text:style-name="P9">3<text:tab/><text:span text:style-name="T12">D</text:span>ark magic</text:p>
      <text:p text:style-name="P9">4<text:tab/><text:span text:style-name="T12">Fire</text:span></text:p>
      <text:p text:style-name="P11">5<text:tab/><text:span text:style-name="T12">Telekinesis</text:span></text:p>
      <text:p text:style-name="P11">6<text:tab/><text:span text:style-name="T12">A</text:span>mber (use enemy’s power)</text:p>
      <text:p text:style-name="P11"/>
      <text:p text:style-name="P11"><text:span text:style-name="T3">W</text:span><text:span text:style-name="T2">eapons</text:span>:</text:p>
      <text:p text:style-name="P11">1<text:tab/><text:span text:style-name="T12">S</text:span>tick</text:p>
      <text:p text:style-name="P11">2<text:tab/><text:span text:style-name="T12">S</text:span>pe<text:span text:style-name="T12">a</text:span>r</text:p>
      <text:p text:style-name="P11">3<text:tab/><text:span text:style-name="T12">S</text:span>word</text:p>
      <text:p text:style-name="P13">4<text:tab/><text:span text:style-name="T12">B</text:span>low dart (and the rod<text:span text:style-name="T11">)</text:span></text:p>
      <text:p text:style-name="P13"><text:span text:style-name="T11">5<text:tab/>Chainsaw</text:span></text:p>
      <text:p text:style-name="P14">6<text:tab/><text:span text:style-name="T12">Electro-metal arm(iron peices connected by lightning)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00a88" officeooo:paragraph-rsid="001eda60"/>
    </style:style>
    <style:style style:name="MP2" style:family="paragraph" style:parent-style-name="Footer">
      <style:text-properties officeooo:rsid="001eda60" officeooo:paragraph-rsid="001eda60"/>
    </style:style>
    <style:style style:name="MT1" style:family="text">
      <style:text-properties fo:font-weight="bold" officeooo:rsid="0017f4f1" style:font-weight-asian="bold" style:font-weight-complex="bold"/>
    </style:style>
    <style:style style:name="MT2" style:family="text">
      <style:text-properties fo:font-weight="bold" officeooo:rsid="001c1c37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25in" fo:margin-bottom="0.2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 </text:span><text:span text:style-name="MT2">H</text:span><text:span text:style-name="MT1">ero’s </text:span><text:span text:style-name="MT2">A</text:span><text:span text:style-name="MT1">dventure</text:span></text:p>
      </style:header>
      <style:footer>
        <text:p text:style-name="MP2">(c) Logan Alway 2019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6:20:07.989000000</meta:creation-date>
    <dc:date>2019-06-19T13:51:07.624000000</dc:date>
    <meta:editing-duration>PT54M20S</meta:editing-duration>
    <meta:editing-cycles>9</meta:editing-cycles>
    <meta:generator>LibreOffice/6.1.6.3$Windows_X86_64 LibreOffice_project/5896ab1714085361c45cf540f76f60673dd96a72</meta:generator>
    <meta:document-statistic meta:table-count="0" meta:image-count="0" meta:object-count="0" meta:page-count="2" meta:paragraph-count="69" meta:word-count="314" meta:character-count="1930" meta:non-whitespace-character-count="1372"/>
  </office:meta>
</office:document-meta>
</file>